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ca" fo:country="ES"/>
    </style:style>
    <style:style style:name="P2" style:family="paragraph" style:parent-style-name="Standard">
      <style:paragraph-properties fo:text-align="justify" style:justify-single-word="false"/>
      <style:text-properties fo:language="ca" fo:country="ES"/>
    </style:style>
    <style:style style:name="P3" style:family="paragraph" style:parent-style-name="Standard">
      <style:text-properties fo:font-size="12pt" style:font-size-asian="12pt"/>
    </style:style>
    <style:style style:name="P4" style:family="paragraph" style:parent-style-name="Standard">
      <style:paragraph-properties fo:line-height="100%" fo:orphans="2" fo:widows="2"/>
      <style:text-properties style:font-name="Arial" fo:font-size="18pt" fo:language="ca" fo:country="ES" fo:font-weight="bold" style:font-size-asian="18pt"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background-color="transparent"/>
    </style:style>
    <style:style style:name="P10"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11" style:family="paragraph" style:parent-style-name="Standard">
      <style:paragraph-properties fo:margin-left="0in" fo:margin-right="0.25in" fo:text-indent="0in" style:auto-text-indent="false"/>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Text_20_body">
      <style:paragraph-properties fo:text-align="justify" style:justify-single-word="false"/>
    </style:style>
    <style:style style:name="P14" style:family="paragraph" style:parent-style-name="Text_20_body" style:list-style-name="WWNum6">
      <style:paragraph-properties fo:text-align="justify" style:justify-single-word="false"/>
    </style:style>
    <style:style style:name="P15" style:family="paragraph" style:parent-style-name="Heading_20_1" style:list-style-name="WWNum1">
      <style:paragraph-properties fo:text-align="justify" style:justify-single-word="false"/>
    </style:style>
    <style:style style:name="P16" style:family="paragraph" style:parent-style-name="Heading_20_1" style:list-style-name="">
      <style:paragraph-properties fo:text-align="justify" style:justify-single-word="false" fo:break-before="page"/>
      <style:text-properties fo:language="ca" fo:country="ES"/>
    </style:style>
    <style:style style:name="P17" style:family="paragraph" style:parent-style-name="Heading_20_3" style:list-style-name="">
      <style:paragraph-properties fo:margin-left="0.5in" fo:margin-right="0in" fo:text-indent="0in" style:auto-text-indent="false"/>
    </style:style>
    <style:style style:name="P18" style:family="paragraph" style:parent-style-name="Heading_20_2">
      <style:paragraph-properties fo:text-align="justify" style:justify-single-word="fals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Title">
      <style:paragraph-properties fo:text-align="end" style:justify-single-word="false"/>
    </style:style>
    <style:style style:name="P21" style:family="paragraph" style:parent-style-name="Title">
      <style:text-properties fo:language="ca" fo:country="ES"/>
    </style:style>
    <style:style style:name="P22" style:family="paragraph" style:parent-style-name="Title" style:master-page-name="Converted1">
      <style:paragraph-properties style:page-number="auto"/>
    </style:style>
    <style:style style:name="P23" style:family="paragraph" style:parent-style-name="Title" style:master-page-name="Standard">
      <style:paragraph-properties fo:text-align="end" style:justify-single-word="false" style:page-number="auto"/>
      <style:text-properties fo:background-color="transparent"/>
    </style:style>
    <style:style style:name="P24" style:family="paragraph" style:parent-style-name="Header">
      <style:paragraph-properties>
        <style:tab-stops/>
      </style:paragraph-properties>
      <style:text-properties officeooo:paragraph-rsid="001756cc" fo:background-color="transparent"/>
    </style:style>
    <style:style style:name="P25" style:family="paragraph" style:parent-style-name="Footer">
      <style:paragraph-properties fo:padding="0in" fo:border="none"/>
    </style:style>
    <style:style style:name="P26" style:family="paragraph" style:parent-style-name="Body_20_Text_20_2">
      <style:paragraph-properties fo:margin-left="0.5in" fo:margin-right="0in" fo:text-indent="0in" style:auto-text-indent="false"/>
    </style:style>
    <style:style style:name="T1" style:family="text">
      <style:text-properties fo:background-color="#ffff00"/>
    </style:style>
    <style:style style:name="T2" style:family="text">
      <style:text-properties officeooo:rsid="001756cc" fo:background-color="#ffff00"/>
    </style:style>
    <style:style style:name="T3" style:family="text">
      <style:text-properties fo:language="ca" fo:country="ES"/>
    </style:style>
    <style:style style:name="T4" style:family="text">
      <style:text-properties fo:language="ca" fo:country="ES" fo:background-color="#ffff00"/>
    </style:style>
    <style:style style:name="T5" style:family="text">
      <style:text-properties fo:language="ca" fo:country="ES" officeooo:rsid="001756cc" fo:background-color="#ffff00"/>
    </style:style>
    <style:style style:name="T6" style:family="text">
      <style:text-properties fo:language="ca" fo:country="ES" fo:font-weight="bold" style:font-weight-asian="bold"/>
    </style:style>
    <style:style style:name="T7" style:family="text">
      <style:text-properties fo:language="ca" fo:country="ES" officeooo:rsid="001756cc"/>
    </style:style>
    <style:style style:name="T8" style:family="text">
      <style:text-properties style:font-name="Arial" fo:font-size="18pt" fo:font-weight="bold" fo:background-color="#ffff00" style:font-size-asian="18pt" style:font-weight-asian="bold"/>
    </style:style>
    <style:style style:name="T9" style:family="text">
      <style:text-properties style:font-name="Arial" fo:font-size="18pt" fo:font-weight="bold" officeooo:rsid="001756cc" fo:background-color="#ffff00" style:font-size-asian="18pt" style:font-weight-asian="bold"/>
    </style:style>
    <style:style style:name="T10" style:family="text">
      <style:text-properties style:font-name="Arial" fo:font-size="18pt" fo:font-weight="bold" style:font-size-asian="18pt" style:font-weight-asian="bold"/>
    </style:style>
    <style:style style:name="T11" style:family="text">
      <style:text-properties style:font-name="Arial" fo:font-size="18pt" fo:font-weight="bold" officeooo:rsid="001756cc" style:font-size-asian="18pt" style:font-weight-asian="bold"/>
    </style:style>
    <style:style style:name="T12" style:family="text">
      <style:text-properties fo:font-variant="normal" fo:text-transform="none" fo:font-size="12pt" fo:font-weight="normal" style:font-size-asian="12pt" style:language-asian="ja" style:country-asian="JP" style:font-weight-asian="normal" style:font-name-complex="F" style:font-size-complex="12pt"/>
    </style:style>
    <style:style style:name="T13" style:family="text">
      <style:text-properties fo:color="#0000ff" fo:language="ca" fo:country="ES" fo:font-style="italic" style:font-style-asian="italic" style:font-style-complex="italic"/>
    </style:style>
    <style:style style:name="T14" style:family="text">
      <style:text-properties fo:color="#0000ff" fo:language="ca" fo:country="ES" fo:font-style="italic" style:font-style-asian="italic" style:font-style-complex="italic" style:font-weight-complex="bold"/>
    </style:style>
    <style:style style:name="T15" style:family="text">
      <style:text-properties fo:color="#0000ff" style:font-name="Times New Roman" fo:language="ca" fo:country="ES" style:font-style-complex="italic"/>
    </style:style>
    <style:style style:name="T16" style:family="text">
      <style:text-properties fo:language="es" fo:country="ES"/>
    </style:style>
    <style:style style:name="T17" style:family="text">
      <style:text-properties fo:language="es" fo:country="ES" fo:background-color="#ffff00"/>
    </style:style>
    <style:style style:name="T18" style:family="text">
      <style:text-properties fo:language="es" fo:country="ES" officeooo:rsid="001756cc" fo:background-color="#ffff00"/>
    </style:style>
    <style:style style:name="T19" style:family="text">
      <style:text-properties fo:language="es" fo:country="ES" officeooo:rsid="001756cc"/>
    </style:style>
    <style:style style:name="T20" style:family="text">
      <style:text-properties fo:language="es" fo:country="ES" fo:background-color="transparent"/>
    </style:style>
    <style:style style:name="T21" style:family="text">
      <style:text-properties fo:language="es" fo:country="ES" officeooo:rsid="001756cc" fo:background-color="transparent"/>
    </style:style>
    <style:style style:name="T22" style:family="text">
      <style:text-properties style:font-name="Symbol"/>
    </style:style>
    <style:style style:name="T23" style:family="text">
      <style:text-properties style:font-name="Symbol" fo:background-color="#ffff00"/>
    </style:style>
    <style:style style:name="T24" style:family="text">
      <style:text-properties style:font-name="Symbol" fo:background-color="transparent"/>
    </style:style>
    <style:style style:name="T25" style:family="text">
      <style:text-properties fo:background-color="transparent"/>
    </style:style>
    <style:style style:name="T26" style:family="text">
      <style:text-properties officeooo:rsid="001756cc" fo:background-color="transparent"/>
    </style:style>
    <style:style style:name="T27"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7">Objetivos SMART y Requisitos</text:span></text:p>
      <text:p text:style-name="P20"><text:title>Plan de Desarrollo de Software</text:title></text:p>
      <text:p text:style-name="P1"/>
      <text:p text:style-name="P2"/>
      <text:p text:style-name="P12"/>
      <text:p text:style-name="InfoBlue"><text:span text:style-name="T3">[Nota : El text que es troba entre claudàtors i presentat en estil itàliques blau s'ha inclòs per proporcionar una guia per a l'autor i s'hauria d'esborrar abans del lliurament del document.]</text:span></text:p>
      <text:p text:style-name="P26"><text:span text:style-name="T3">[Cal substituir el text ressaltat amb marcador groc pel seu equivalent en el projecte de desenvolupament i eliminar el ressaltat]</text:span></text:p>
      <text:p text:style-name="Footer"><text:span text:style-name="T3">[</text:span><text:span text:style-name="T7">0.1</text:span><text:span text:style-name="T3">]</text:span></text:p>
      <text:p text:style-name="P22"><text:span text:style-name="T3">Taula de Contingu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62_2100570586" text:style-name="Index_20_Link" text:visited-style-name="Index_20_Link">1.Introducció<text:tab/>3</text:a></text:p>
          <text:p text:style-name="P19"><text:a xlink:type="simple" xlink:href="#__RefHeading__364_2100570586" text:style-name="Index_20_Link" text:visited-style-name="Index_20_Link">1.1Propòsit<text:tab/>3</text:a></text:p>
          <text:p text:style-name="P19"><text:a xlink:type="simple" xlink:href="#__RefHeading__366_2100570586" text:style-name="Index_20_Link" text:visited-style-name="Index_20_Link">1.2Abast<text:tab/>3</text:a></text:p>
          <text:p text:style-name="P19"><text:a xlink:type="simple" xlink:href="#__RefHeading__368_2100570586" text:style-name="Index_20_Link" text:visited-style-name="Index_20_Link">2.Descripció General del Projecte<text:tab/>3</text:a></text:p>
          <text:p text:style-name="P19"><text:a xlink:type="simple" xlink:href="#__RefHeading__370_2100570586" text:style-name="Index_20_Link" text:visited-style-name="Index_20_Link">1.3Context<text:tab/>3</text:a></text:p>
          <text:p text:style-name="P19"><text:a xlink:type="simple" xlink:href="#__RefHeading__372_2100570586" text:style-name="Index_20_Link" text:visited-style-name="Index_20_Link">[Descripció del context actual en el qual operarà el futur sistema a desenvolupar. La descripció ha d’incloure tots les coses que s’han d’analitzar o tenir en compte per a especificar els requisits del nou sistema (excepte els objectius i les parts interessades, que ja s’han descrit abans). <text:tab/>3</text:a></text:p>
          <text:p text:style-name="P19"><text:a xlink:type="simple" xlink:href="#__RefHeading__374_2100570586" text:style-name="Index_20_Link" text:visited-style-name="Index_20_Link">1.4Funcions del producte<text:tab/>3</text:a></text:p>
          <text:p text:style-name="P19"><text:a xlink:type="simple" xlink:href="#__RefHeading__376_2100570586" text:style-name="Index_20_Link" text:visited-style-name="Index_20_Link">[Descripció condensada de les funcions principals del producte, és a dir una visió general de la funcionalitat del producte]<text:tab/>3</text:a></text:p>
          <text:p text:style-name="P19"><text:a xlink:type="simple" xlink:href="#__RefHeading__378_2100570586" text:style-name="Index_20_Link" text:visited-style-name="Index_20_Link">1.5Parts interessades<text:tab/>3</text:a></text:p>
          <text:p text:style-name="P19"><text:a xlink:type="simple" xlink:href="#__RefHeading__380_2100570586" text:style-name="Index_20_Link" text:visited-style-name="Index_20_Link">1.5.1El promotor<text:tab/>3</text:a></text:p>
          <text:p text:style-name="P19"><text:a xlink:type="simple" xlink:href="#__RefHeading__382_2100570586" text:style-name="Index_20_Link" text:visited-style-name="Index_20_Link">1.5.2El client<text:tab/>3</text:a></text:p>
          <text:p text:style-name="P19"><text:a xlink:type="simple" xlink:href="#__RefHeading__384_2100570586" text:style-name="Index_20_Link" text:visited-style-name="Index_20_Link">1.5.3Participants en el Projecte<text:tab/>3</text:a></text:p>
          <text:p text:style-name="P19"><text:a xlink:type="simple" xlink:href="#__RefHeading__386_2100570586" text:style-name="Index_20_Link" text:visited-style-name="Index_20_Link">1.5.4Altres parts interessades<text:tab/>3</text:a></text:p>
          <text:p text:style-name="P19"><text:a xlink:type="simple" xlink:href="#__RefHeading__388_2100570586" text:style-name="Index_20_Link" text:visited-style-name="Index_20_Link">1.6Suposicions i Restriccions<text:tab/>3</text:a></text:p>
        </text:index-body>
      </text:table-of-content>
      <text:p text:style-name="P21"><text:span text:style-name="T12"/></text:p>
      <text:p text:style-name="P4"/>
      <text:h text:style-name="P16" text:outline-level="1"><text:bookmark-start text:name="_Toc447095880"/></text:h>
      <text:list xml:id="list15589719531" text:style-name="WWNum1">
        <text:list-item>
          <text:h text:style-name="P15" text:outline-level="1"><text:bookmark-start text:name="__RefHeading__362_2100570586"/><text:bookmark-start text:name="_Toc456600917"/><text:bookmark-start text:name="_Toc456598586"/><text:bookmark-start text:name="_Toc253926018"/><text:bookmark-start text:name="_Toc29276728"/><text:bookmark-start text:name="_Toc524312826"/><text:span text:style-name="T3">Introducció</text:span><text:bookmark-end text:name="__RefHeading__362_2100570586"/><text:bookmark-end text:name="_Toc253926018"/><text:bookmark-end text:name="_Toc29276728"/><text:bookmark-end text:name="_Toc524312826"/></text:h>
        </text:list-item>
      </text:list>
      <text:p text:style-name="P13"><text:span text:style-name="T3">Aquesta Descripció General de l’Enginyeria de Requisits és una versió preliminar preparada per ser inclosa en l’especificació dels requisits del projecte de l’assignatura d’ER. Aquest document proveeix una visió global de l'enfocament de desenvolupament proposat.</text:span></text:p>
      <text:list xml:id="list1062392017" text:style-name="WWNum7">
        <text:list-item>
          <text:list>
            <text:list-item>
              <text:h text:style-name="P18" text:outline-level="1"><text:bookmark-start text:name="__RefHeading__364_2100570586"/><text:bookmark-start text:name="_Toc253926019"/><text:bookmark-start text:name="_Toc29276729"/><text:bookmark-start text:name="_Toc524312827"/><text:span text:style-name="T3">P</text:span><text:bookmark-end text:name="_Toc524312827"/><text:span text:style-name="T3">ropòsit</text:span><text:bookmark-end text:name="__RefHeading__364_2100570586"/><text:bookmark-end text:name="_Toc253926019"/><text:bookmark-end text:name="_Toc29276729"/></text:h>
            </text:list-item>
          </text:list>
        </text:list-item>
      </text:list>
      <text:p text:style-name="P13"><text:span text:style-name="T3">El propòsit </text:span><text:bookmark text:name="_GoBack"/><text:span text:style-name="T3">és proporcionar la informació necessària per controlar el projecte a realitzar a l’assignatura. S'hi descriu l'enfocament de desenvolupament del projecte.</text:span></text:p>
      <text:list xml:id="list135067675" text:continue-numbering="true" text:style-name="WWNum7">
        <text:list-item>
          <text:list>
            <text:list-item>
              <text:h text:style-name="P18" text:outline-level="1"><text:bookmark-start text:name="__RefHeading__366_2100570586"/><text:bookmark-start text:name="_Toc253926020"/><text:bookmark-start text:name="_Toc29276730"/><text:span text:style-name="T3">A</text:span><text:bookmark-end text:name="_Toc29276730"/><text:span text:style-name="T3">bast</text:span><text:bookmark-end text:name="__RefHeading__366_2100570586"/><text:bookmark-end text:name="_Toc253926020"/></text:h>
            </text:list-item>
          </text:list>
        </text:list-item>
      </text:list>
      <text:p text:style-name="P13"><text:span text:style-name="T13">[Una breu descripció del què farà el producte i, si convé, el que no farà i una descripció dels objectius del projecte. </text:span></text:p>
      <text:p text:style-name="P13"><text:span text:style-name="T13">En principi, hauria de contenir almenys:</text:span></text:p>
      <text:list xml:id="list1363956373" text:style-name="WWNum6">
        <text:list-item>
          <text:p text:style-name="P14"><text:span text:style-name="T13">La justificació de la necessitat del projecte. Per què és necessari o convenient de construir el sistema? Quines necessitats es volen cobrir? Com es cobreixen actualment?</text:span></text:p>
        </text:list-item>
        <text:list-item>
          <text:p text:style-name="P14"><text:span text:style-name="T13">Quins objectius principals es volen aconseguir? Per a qui són importants aquests objectius?</text:span></text:p>
        </text:list-item>
        <text:list-item>
          <text:p text:style-name="P14"><text:span text:style-name="T13">Una descripció del sistema que es vol desenvolupar. No ha de ser una descripció molt detallada, però suficient per tal que el lector es pugui fer una idea de la magnitud i la dificultat de l’esforç a fer per desenvolupar i implementar el sistema, de l’impacte que tindrà el sistema en l’àmbit on funcionarà i en els usuaris que l’han d’usar, etc.</text:span></text:p>
        </text:list-item>
        <text:list-item>
          <text:p text:style-name="P14"><text:span text:style-name="T13">Una explicació que justifiqui que els objectius principals es podran aconseguir amb el sistema previst de desenvolupar. Indicar també els riscos principals del projecte.]</text:span><text:bookmark-start text:name="_Toc29276732"/><text:bookmark-start text:name="_Toc524312832"/></text:p>
        </text:list-item>
      </text:list>
      <text:list xml:id="list205299318" text:continue-list="list15589719531" text:style-name="WWNum1">
        <text:list-item>
          <text:h text:style-name="P15" text:outline-level="1"><text:bookmark-start text:name="__RefHeading__368_2100570586"/><text:bookmark-start text:name="_Toc253926021"/><text:span text:style-name="T3">Descripció General del Pro</text:span><text:bookmark-end text:name="_Toc29276732"/><text:bookmark-end text:name="_Toc524312832"/><text:span text:style-name="T3">jecte</text:span><text:bookmark-end text:name="__RefHeading__368_2100570586"/><text:bookmark-end text:name="_Toc253926021"/></text:h>
        </text:list-item>
      </text:list>
      <text:list xml:id="list976561929" text:continue-list="list135067675" text:style-name="WWNum7">
        <text:list-item>
          <text:list>
            <text:list-item>
              <text:h text:style-name="P18" text:outline-level="1"><text:bookmark-start text:name="__RefHeading__370_2100570586"/><text:bookmark-start text:name="_Toc253926022"/><text:span text:style-name="T3">Context</text:span><text:bookmark-end text:name="__RefHeading__370_2100570586"/><text:bookmark-end text:name="_Toc253926022"/></text:h>
            </text:list-item>
          </text:list>
        </text:list-item>
      </text:list>
      <text:p text:style-name="P13"><text:span text:style-name="T3">La informació que a continuació s'inclou ha estat extreta, part en quan s’ha realitzat l’estudi de l’estat de l’art, i part de les diferents reunions que s'han celebrat amb els stakeholders d’aquest projecte.</text:span></text:p>
      <text:h text:style-name="P17" text:outline-level="1"><text:bookmark-start text:name="__RefHeading__372_2100570586"/><text:bookmark-start text:name="_Toc253926023"/><text:span text:style-name="T15">[Descripció del context actual en el qual operarà el futur sistema a desenvolupar. La descripció ha d’incloure tots les coses que s’han d’analitzar o tenir en compte per a especificar els requisits del nou sistema (excepte els objectius i les parts interessades, que ja s’han descrit abans).</text:span><text:bookmark-end text:name="_Toc253926023"/><text:span text:style-name="T15"> </text:span><text:bookmark-end text:name="__RefHeading__372_2100570586"/></text:h>
      <text:p text:style-name="P13"><text:span text:style-name="T13">El contingut de la descripció dependrà del tipus de projecte. Si es tracta d’un projecte per a una empresa en particular, s’hauran d’analitzar i documentar almenys els processos de negoci existents que puguin ser afectats o canviats pel nou sistema. Si es tracta d’un producte dirigit a un mercat de persones, s’hauran d’analitzar i documentar almenys les activitats que fan aquestes persones i que puguin ser afectades o canviades pel nou sistema.]</text:span></text:p>
      <text:list xml:id="list2052605911" text:continue-numbering="true" text:style-name="WWNum7">
        <text:list-item>
          <text:list>
            <text:list-item>
              <text:h text:style-name="P18" text:outline-level="1"><text:bookmark-start text:name="__RefHeading__374_2100570586"/><text:bookmark-start text:name="_Toc29276734"/><text:bookmark-start text:name="_Toc524312834"/><text:bookmark-start text:name="_Toc253926024"/><text:span text:style-name="T3">Funcions del producte</text:span><text:bookmark-end text:name="__RefHeading__374_2100570586"/><text:bookmark-end text:name="_Toc253926024"/></text:h>
            </text:list-item>
          </text:list>
        </text:list-item>
      </text:list>
      <text:h text:style-name="P17" text:outline-level="1"><text:bookmark-start text:name="__RefHeading__376_2100570586"/><text:bookmark-start text:name="_Toc253926025"/><text:span text:style-name="T15">[Descripció condensada de les funcions principals del producte, és a dir una visió general de la funcionalitat del producte]</text:span><text:bookmark-end text:name="__RefHeading__376_2100570586"/><text:bookmark-end text:name="_Toc253926025"/></text:h>
      <text:list xml:id="list1556162663" text:continue-numbering="true" text:style-name="WWNum7">
        <text:list-item>
          <text:list>
            <text:list-item>
              <text:h text:style-name="P18" text:outline-level="1"><text:bookmark-start text:name="__RefHeading__378_2100570586"/><text:bookmark-start text:name="_Toc253926026"/><text:span text:style-name="T3">Parts interessades</text:span><text:bookmark-end text:name="__RefHeading__378_2100570586"/><text:bookmark-end text:name="_Toc253926026"/></text:h>
              <text:list>
                <text:list-item>
                  <text:h text:style-name="Heading_20_3" text:outline-level="1"><text:bookmark-start text:name="__RefHeading__380_2100570586"/><text:bookmark-start text:name="_Toc253926027"/><text:span text:style-name="T3">El promotor</text:span><text:bookmark-end text:name="__RefHeading__380_2100570586"/><text:bookmark-end text:name="_Toc253926027"/></text:h>
                </text:list-item>
              </text:list>
            </text:list-item>
          </text:list>
        </text:list-item>
      </text:list>
      <text:p text:style-name="P13"><text:span text:style-name="T14">[Aquí es declara el nom i cognoms dels promotors i les seves responsabilitats]</text:span></text:p>
      <text:list xml:id="list182316971" text:continue-numbering="true" text:style-name="WWNum7">
        <text:list-item>
          <text:list>
            <text:list-item>
              <text:list>
                <text:list-item>
                  <text:h text:style-name="Heading_20_3" text:outline-level="1"><text:bookmark-start text:name="__RefHeading__382_2100570586"/><text:bookmark-start text:name="_Toc253926028"/><text:span text:style-name="T3">El client</text:span><text:bookmark-end text:name="__RefHeading__382_2100570586"/><text:bookmark-end text:name="_Toc253926028"/></text:h>
                </text:list-item>
              </text:list>
            </text:list-item>
          </text:list>
        </text:list-item>
      </text:list>
      <text:p text:style-name="P13"><text:span text:style-name="T14">[Aquí es declara el nom i cognoms del client i les seves responsabilitats]</text:span></text:p>
      <text:list xml:id="list1197226821" text:continue-numbering="true" text:style-name="WWNum7">
        <text:list-item>
          <text:list>
            <text:list-item>
              <text:list>
                <text:list-item>
                  <text:h text:style-name="Heading_20_3" text:outline-level="1"><text:bookmark-start text:name="__RefHeading__384_2100570586"/><text:bookmark-start text:name="_Toc253926029"/><text:soft-page-break/><text:span text:style-name="T3">Participants en el Projecte</text:span><text:bookmark-end text:name="__RefHeading__384_2100570586"/><text:bookmark-end text:name="_Toc253926029"/></text:h>
                </text:list-item>
              </text:list>
            </text:list-item>
          </text:list>
        </text:list-item>
      </text:list>
      <text:p text:style-name="P13"><text:span text:style-name="T6">Cap de Projecte</text:span><text:span text:style-name="T3">. </text:span></text:p>
      <text:p text:style-name="P13"><text:span text:style-name="T14">[Aquí es declara el perfil del candidat a aquest lloc, així com el seu nom i cognoms i les seves responsabilitats]</text:span></text:p>
      <text:p text:style-name="P13"><text:span text:style-name="T6">Secretari del Projecte</text:span><text:span text:style-name="T3">. </text:span></text:p>
      <text:p text:style-name="P13"><text:span text:style-name="T14">[Aquí es declara el perfil del candidat a aquest lloc, així com el seu nom i cognoms i les seves responsabilitats]</text:span></text:p>
      <text:p text:style-name="P13"><text:span text:style-name="T6">Enginyers de Software</text:span><text:span text:style-name="T3">.</text:span></text:p>
      <text:p text:style-name="P13"><text:span text:style-name="T14">[Aquí es declara el perfil del candidat a aquest lloc, així com el seu nom i cognoms i les seves responsabilitats]</text:span></text:p>
      <text:list xml:id="list1375419460" text:continue-numbering="true" text:style-name="WWNum7">
        <text:list-item>
          <text:list>
            <text:list-item>
              <text:list>
                <text:list-item>
                  <text:h text:style-name="Heading_20_3" text:outline-level="1"><text:bookmark-start text:name="__RefHeading__386_2100570586"/><text:bookmark-start text:name="_Toc253926030"/><text:span text:style-name="T3">Altres parts interessades</text:span><text:bookmark-end text:name="__RefHeading__386_2100570586"/><text:bookmark-end text:name="_Toc253926030"/></text:h>
                </text:list-item>
              </text:list>
            </text:list-item>
          </text:list>
        </text:list-item>
      </text:list>
      <text:p text:style-name="P13"><text:span text:style-name="T14">[Aquí es declara de cada part interessada, el nom i cognoms i les seves responsabilitats]</text:span></text:p>
      <text:list xml:id="list488144075" text:continue-numbering="true" text:style-name="WWNum7">
        <text:list-item>
          <text:list>
            <text:list-item>
              <text:h text:style-name="P18" text:outline-level="1"><text:bookmark-start text:name="__RefHeading__388_2100570586"/><text:bookmark-start text:name="_Toc253926031"/><text:span text:style-name="T3">Suposicions i Restriccions</text:span><text:bookmark-end text:name="_Toc29276734"/><text:bookmark-end text:name="_Toc524312834"/><text:bookmark-end text:name="__RefHeading__388_2100570586"/><text:bookmark-end text:name="_Toc253926031"/></text:h>
            </text:list-item>
          </text:list>
        </text:list-item>
      </text:list>
      <text:p text:style-name="P13"><text:span text:style-name="T13">[Descriu totes aquelles suposicions que es fan sobre el projecte i es declaren les restriccions imposades com ara restriccions temporals, de hardware, de personal, etc.]</text:span></text:p>
      <text:p text:style-name="P13"><text:bookmark-end text:name="_Toc447095880"/><text:bookmark-end text:name="_Toc456600917"/><text:bookmark-end text:name="_Toc4565985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Arial"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orphans="0" fo:widows="0"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WWNum7"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Text_20_body" style:list-style-name="WWNum7" style:class="text">
      <style:text-properties fo:font-size="10pt" style:font-size-asian="10pt"/>
    </style:style>
    <style:style style:name="Heading_20_3" style:display-name="Heading 3" style:family="paragraph" style:parent-style-name="Heading_20_1" style:next-style-name="Text_20_body" style:list-style-name="WWNum7" style:class="text">
      <style:paragraph-properties fo:margin="100%"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list-style-name="WWNum7" style:class="text">
      <style:text-properties fo:font-size="10pt" fo:font-weight="normal" style:font-size-asian="10pt" style:font-weight-asian="normal"/>
    </style:style>
    <style:style style:name="Heading_20_5" style:display-name="Heading 5"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list-style-name="WWNum7"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text-indent="-0.6252in" style:auto-text-indent="false"/>
    </style:style>
    <style:style style:name="Contents_20_1" style:display-name="Contents 1" style:family="paragraph" style:parent-style-name="Standard" style:default-outline-level="" style:class="index">
      <style:paragraph-properties fo:margin="100%" fo:margin-left="0in" fo:margin-right="0in" fo:margin-top="0.0835in" fo:margin-bottom="0in" style:contextual-spacing="false" fo:text-indent="0in" style:auto-text-indent="false">
        <style:tab-stops>
          <style:tab-stop style:position="6.9252in" style:type="right" style:leader-style="dotted" style:leader-text="."/>
        </style:tab-stops>
      </style:paragraph-properties>
      <style:text-properties fo:text-transform="uppercase" style:font-name="Cambria" fo:font-size="11pt" fo:font-weight="bold" style:font-size-asian="11pt" style:font-weight-asian="bold" style:font-size-complex="11pt"/>
    </style:style>
    <style:style style:name="Contents_20_2" style:display-name="Contents 2" style:family="paragraph" style:parent-style-name="Standard" style:default-outline-level="" style:class="index">
      <style:paragraph-properties fo:margin="100%" fo:margin-left="0.139in" fo:margin-right="0in" fo:text-indent="0in" style:auto-text-indent="false">
        <style:tab-stops>
          <style:tab-stop style:position="6.7283in" style:type="right" style:leader-style="dotted" style:leader-text="."/>
        </style:tab-stops>
      </style:paragraph-properties>
      <style:text-properties fo:font-variant="small-caps" style:font-name="Cambria" fo:font-size="11pt" style:font-size-asian="11pt" style:font-size-complex="11pt"/>
    </style:style>
    <style:style style:name="Contents_20_3" style:display-name="Contents 3" style:family="paragraph" style:parent-style-name="Standard" style:default-outline-level="" style:class="index">
      <style:paragraph-properties fo:margin="100%" fo:margin-left="0.278in" fo:margin-right="0in" fo:text-indent="0in" style:auto-text-indent="false">
        <style:tab-stops>
          <style:tab-stop style:position="6.5319in" style:type="right" style:leader-style="dotted" style:leader-text="."/>
        </style:tab-stops>
      </style:paragraph-properties>
      <style:text-properties style:font-name="Cambria" fo:font-size="11pt" fo:font-style="italic" style:font-size-asian="11pt" style:font-style-asian="italic" style:font-size-complex="11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Blockquote" style:family="paragraph" style:parent-style-name="Standard" style:default-outline-level="">
      <style:paragraph-properties fo:margin="100%" fo:margin-left="0.25in" fo:margin-right="0.25in" fo:margin-top="0.0693in" fo:margin-bottom="0.0693in" style:contextual-spacing="false" fo:line-height="100%" fo:orphans="2" fo:widows="2" fo:text-indent="0in" style:auto-text-indent="false"/>
      <style:text-properties fo:font-size="12pt" fo:language="en" fo:country="CA" style:font-size-asian="12pt"/>
    </style:style>
    <style:style style:name="Bullet1" style:family="paragraph" style:parent-style-name="Standard" style:default-outline-level="">
      <style:paragraph-properties fo:margin="100%" fo:margin-left="0.5in" fo:margin-right="0in" fo:text-indent="-0.3in" style:auto-text-indent="false"/>
    </style:style>
    <style:style style:name="Bullet2" style:family="paragraph" style:parent-style-name="Standard" style:default-outline-level="">
      <style:paragraph-properties fo:margin="100%" fo:margin-left="1in" fo:margin-right="0in" fo:text-indent="-0.25in" style:auto-text-indent="false"/>
      <style:text-properties fo:color="#000080"/>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default-outline-level="">
      <style:paragraph-properties fo:margin-top="0.0555in" fo:margin-bottom="0in" style:contextual-spacing="false" fo:line-height="100%" fo:text-align="justify" style:justify-single-word="false"/>
    </style:style>
    <style:style style:name="Paragraph3" style:family="paragraph" style:parent-style-name="Standard" style:default-outline-level="">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default-outline-level="">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default-outline-level="" style:class="index">
      <style:paragraph-properties fo:margin="100%" fo:margin-left="0.4165in" fo:margin-right="0in" fo:text-indent="0in" style:auto-text-indent="false">
        <style:tab-stops>
          <style:tab-stop style:position="6.3354in" style:type="right" style:leader-style="dotted" style:leader-text="."/>
        </style:tab-stops>
      </style:paragraph-properties>
      <style:text-properties style:font-name="Cambria" fo:font-size="9pt" style:font-size-asian="9pt" style:font-size-complex="9pt"/>
    </style:style>
    <style:style style:name="Contents_20_5" style:display-name="Contents 5" style:family="paragraph" style:parent-style-name="Standard" style:default-outline-level="" style:class="index">
      <style:paragraph-properties fo:margin="100%" fo:margin-left="0.5555in" fo:margin-right="0in" fo:text-indent="0in" style:auto-text-indent="false">
        <style:tab-stops>
          <style:tab-stop style:position="6.139in" style:type="right" style:leader-style="dotted" style:leader-text="."/>
        </style:tab-stops>
      </style:paragraph-properties>
      <style:text-properties style:font-name="Cambria" fo:font-size="9pt" style:font-size-asian="9pt" style:font-size-complex="9pt"/>
    </style:style>
    <style:style style:name="Contents_20_6" style:display-name="Contents 6" style:family="paragraph" style:parent-style-name="Standard" style:default-outline-level="" style:class="index">
      <style:paragraph-properties fo:margin="100%" fo:margin-left="0.6945in" fo:margin-right="0in" fo:text-indent="0in" style:auto-text-indent="false">
        <style:tab-stops>
          <style:tab-stop style:position="5.9425in" style:type="right" style:leader-style="dotted" style:leader-text="."/>
        </style:tab-stops>
      </style:paragraph-properties>
      <style:text-properties style:font-name="Cambria" fo:font-size="9pt" style:font-size-asian="9pt" style:font-size-complex="9pt"/>
    </style:style>
    <style:style style:name="Contents_20_7" style:display-name="Contents 7" style:family="paragraph" style:parent-style-name="Standard" style:default-outline-level="" style:class="index">
      <style:paragraph-properties fo:margin="100%" fo:margin-left="0.8335in" fo:margin-right="0in" fo:text-indent="0in" style:auto-text-indent="false">
        <style:tab-stops>
          <style:tab-stop style:position="5.7457in" style:type="right" style:leader-style="dotted" style:leader-text="."/>
        </style:tab-stops>
      </style:paragraph-properties>
      <style:text-properties style:font-name="Cambria" fo:font-size="9pt" style:font-size-asian="9pt" style:font-size-complex="9pt"/>
    </style:style>
    <style:style style:name="Contents_20_8" style:display-name="Contents 8" style:family="paragraph" style:parent-style-name="Standard" style:default-outline-level="" style:class="index">
      <style:paragraph-properties fo:margin="100%" fo:margin-left="0.972in" fo:margin-right="0in" fo:text-indent="0in" style:auto-text-indent="false">
        <style:tab-stops>
          <style:tab-stop style:position="5.5492in" style:type="right" style:leader-style="dotted" style:leader-text="."/>
        </style:tab-stops>
      </style:paragraph-properties>
      <style:text-properties style:font-name="Cambria" fo:font-size="9pt" style:font-size-asian="9pt" style:font-size-complex="9pt"/>
    </style:style>
    <style:style style:name="Contents_20_9" style:display-name="Contents 9" style:family="paragraph" style:parent-style-name="Standard" style:default-outline-level="" style:class="index">
      <style:paragraph-properties fo:margin="100%" fo:margin-left="1.111in" fo:margin-right="0in" fo:text-indent="0in" style:auto-text-indent="false">
        <style:tab-stops>
          <style:tab-stop style:position="5.3528in" style:type="right" style:leader-style="dotted" style:leader-text="."/>
        </style:tab-stops>
      </style:paragraph-properties>
      <style:text-properties style:font-name="Cambria" fo:font-size="9pt" style:font-size-asian="9pt" style:font-size-complex="9pt"/>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100%"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0835in" fo:margin-bottom="0in" style:contextual-spacing="false" fo:line-height="100%" fo:text-align="justify" style:justify-single-word="false" fo:orphans="2" fo:widows="2"/>
      <style:text-properties style:font-name="Book Antiqua"/>
    </style:style>
    <style:style style:name="Bullet" style:family="paragraph" style:parent-style-name="Standard" style:default-outline-level="">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25in"/>
          <style:tab-stop style:position="0.5in"/>
        </style:tab-stops>
      </style:paragraph-properties>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Normal_20__28_Web_29_" style:display-name="Normal (Web)" style:family="paragraph" style:parent-style-name="Standard" style:default-outline-level="">
      <style:paragraph-properties fo:margin-top="0.0693in" fo:margin-bottom="0.0693in" style:contextual-spacing="false" fo:line-height="100%" fo:orphans="2" fo:widows="2"/>
      <style:text-properties fo:font-size="12pt" style:font-size-asian="12pt" style:font-size-complex="12pt"/>
    </style:style>
    <style:style style:name="infoblue" style:family="paragraph" style:parent-style-name="Standard" style:default-outline-level="">
      <style:paragraph-properties fo:margin="100%" fo:margin-left="0.5in" fo:margin-right="0in" fo:margin-top="0in" fo:margin-bottom="0.0835in" style:contextual-spacing="false" fo:orphans="2" fo:widows="2" fo:text-indent="0in" style:auto-text-indent="false"/>
      <style:text-properties fo:color="#0000ff" fo:font-style="italic" style:font-style-asian="italic" style:font-style-complex="italic"/>
    </style:style>
    <style:style style:name="HTML_20_Preformatted" style:display-name="HTML Preformatted" style:family="paragraph" style:parent-style-name="Standard" style:default-outline-level="">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s" fo:country="ES" style:language-asian="es" style:country-asian="ES" style:font-name-complex="Courier New1"/>
    </style:style>
    <style:style style:name="Body_20_Text_20_Indent_20_2" style:display-name="Body Text Indent 2" style:family="paragraph" style:parent-style-name="Standard" style:default-outline-level="">
      <style:paragraph-properties fo:margin="100%" fo:margin-left="0.5in" fo:margin-right="0in" fo:text-align="justify" style:justify-single-word="false" fo:text-indent="0.2874in" style:auto-text-indent="false"/>
      <style:text-properties fo:language="es" fo:country="ES"/>
    </style:style>
    <style:style style:name="Balloon_20_Text" style:display-name="Balloon Text" style:family="paragraph" style:parent-style-name="Standard" style:default-outline-level="">
      <style:paragraph-properties fo:line-height="100%"/>
      <style:text-properties style:font-name="Lucida Grande" fo:font-size="9pt" style:font-size-asian="9pt" style:font-size-complex="9pt"/>
    </style:style>
    <style:style style:name="example" style:family="paragraph" style:parent-style-name="Heading_20_3" style:default-outline-level="">
      <style:paragraph-properties fo:margin="100%" fo:margin-left="0.5516in" fo:margin-right="0in" fo:margin-top="0.0835in" fo:margin-bottom="0.1665in" style:contextual-spacing="false" fo:line-height="100%" fo:text-align="justify" style:justify-single-word="false" fo:orphans="2" fo:widows="2" fo:text-indent="0in" style:auto-text-indent="false" fo:keep-with-next="auto"/>
      <style:text-properties fo:color="#000000" fo:font-size="12pt" fo:language="en" fo:country="US" fo:font-style="normal" style:font-size-asian="12pt" style:font-style-asian="normal"/>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Lucida Grande" fo:font-size="9pt" style:font-size-asian="9pt" style:language-asian="en" style:country-asian="US"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375in" fo:margin-left="-0.0799in" table:align="left" style:writing-mode="lr-tb"/>
    </style:style>
    <style:style style:name="Table1.A" style:family="table-column">
      <style:table-column-properties style:column-width="4.4299in"/>
    </style:style>
    <style:style style:name="Table1.B" style:family="table-column">
      <style:table-column-properties style:column-width="2.2069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Table2" style:family="table">
      <style:table-properties style:width="6.5868in" fo:margin-left="-0.0799in" table:align="left" style:writing-mode="lr-tb"/>
    </style:style>
    <style:style style:name="Table2.A" style:family="table-column">
      <style:table-column-properties style:column-width="2.1951in"/>
    </style:style>
    <style:style style:name="Table2.B" style:family="table-column">
      <style:table-column-properties style:column-width="2.1958in"/>
    </style:style>
    <style:style style:name="Table2.1" style:family="table-row">
      <style:table-row-properties fo:keep-together="auto"/>
    </style:style>
    <style:style style:name="Table2.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background-color="transparent"/>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a"/>
      <style:text-properties fo:font-size="12pt" style:font-size-asian="12pt"/>
    </style:style>
    <style:style style:name="MP5" style:family="paragraph" style:parent-style-name="Footer">
      <style:paragraph-properties fo:padding="0in" fo:border="none"/>
    </style:style>
    <style:style style:name="MP6" style:family="paragraph" style:parent-style-name="Header">
      <style:paragraph-properties>
        <style:tab-stops/>
      </style:paragraph-properties>
      <style:text-properties officeooo:paragraph-rsid="001756cc" fo:background-color="transparent"/>
    </style:style>
    <style:style style:name="MP7"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8" style:family="paragraph" style:parent-style-name="Standard">
      <style:paragraph-properties fo:margin-left="0in" fo:margin-right="0.25in" fo:text-indent="0in" style:auto-text-indent="false"/>
    </style:style>
    <style:style style:name="MP9" style:family="paragraph" style:parent-style-name="Standard">
      <style:paragraph-properties fo:text-align="center" style:justify-single-word="false"/>
    </style:style>
    <style:style style:name="MP10" style:family="paragraph" style:parent-style-name="Standard">
      <style:paragraph-properties fo:text-align="end" style:justify-single-word="false"/>
    </style:style>
    <style:style style:name="MT1" style:family="text">
      <style:text-properties style:font-name="Arial" fo:font-size="18pt" fo:font-weight="bold" officeooo:rsid="001756cc" style:font-size-asian="18pt" style:font-weight-asian="bold"/>
    </style:style>
    <style:style style:name="MT2" style:family="text"/>
    <style:style style:name="MT3" style:family="text">
      <style:text-properties fo:language="es" fo:country="ES" officeooo:rsid="001756cc"/>
    </style:style>
    <style:style style:name="MT4" style:family="text">
      <style:text-properties fo:language="es" fo:country="ES"/>
    </style:style>
    <style:style style:name="MT5" style:family="text">
      <style:text-properties fo:language="es" fo:country="ES" fo:background-color="transparent"/>
    </style:style>
    <style:style style:name="MT6" style:family="text">
      <style:text-properties fo:language="es" fo:country="ES" officeooo:rsid="001756cc" fo:background-color="transparent"/>
    </style:style>
    <style:style style:name="MT7" style:family="text">
      <style:text-properties style:font-name="Symbol"/>
    </style:style>
    <style:style style:name="MT8" style:family="text">
      <style:text-properties style:font-name="Symbol" fo:background-color="transparent"/>
    </style:style>
    <style:style style:name="MT9" style:family="text">
      <style:text-properties officeooo:rsid="001756cc" fo:background-color="transparent"/>
    </style:style>
    <style:style style:name="MT10" style:family="text">
      <style:text-properties fo:background-color="transparen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date-style style:name="N10116"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Real students</text:span></text:p>
        <text:p text:style-name="MP4"/>
        <text:p text:style-name="Header"/>
      </style:header>
      <style:footer>
        <text:p text:style-name="MP5"><text:span text:style-name="page_20_number"><text:page-number text:select-page="current">1</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6"><text:span text:style-name="MT3">Objetivos SMART y Requisitos</text:span></text:p>
            </table:table-cell>
            <table:table-cell table:style-name="Table1.A1" office:value-type="string">
              <text:p text:style-name="MP7"><text:span text:style-name="MT4"><text:s text:c="2"/>Versió: <text:s text:c="10"/>0.1</text:span></text:p>
            </table:table-cell>
          </table:table-row>
          <table:table-row table:style-name="Table1.1">
            <table:table-cell table:style-name="Table1.A1" office:value-type="string">
              <text:p text:style-name="Standard">Visió</text:p>
            </table:table-cell>
            <table:table-cell table:style-name="Table1.A1" office:value-type="string">
              <text:p text:style-name="Standard"><text:span text:style-name="MT4"><text:s text:c="2"/>Data: <text:s text:c="13"/></text:span><text:span text:style-name="MT3">01</text:span><text:span text:style-name="MT5">/</text:span><text:span text:style-name="MT6">10</text:span><text:span text:style-name="MT5">/</text:span><text:span text:style-name="MT6">2014</text:span></text:p>
            </table:table-cell>
          </table:table-row>
          <table:table-row table:style-name="Table1.1">
            <table:table-cell table:style-name="Table1.A1" table:number-columns-spanned="2" office:value-type="string">
              <text:p text:style-name="Standard"><text:span text:style-name="MT4">Descripció general dels requisits</text:span></text:p>
            </table:table-cell>
            <table:covered-table-cell/>
          </table:table-row>
        </table:table>
        <text:p text:style-name="Header"/>
      </style:header>
      <style:footer>
        <table:table table:name="Table2" table:style-name="Table2">
          <table:table-column table:style-name="Table2.A"/>
          <table:table-column table:style-name="Table2.B" table:number-columns-repeated="2"/>
          <table:table-row table:style-name="Table2.1">
            <table:table-cell table:style-name="Table2.A1" office:value-type="string">
              <text:p text:style-name="MP8">Confidencial</text:p>
            </table:table-cell>
            <table:table-cell table:style-name="Table2.A1" office:value-type="string">
              <text:p text:style-name="MP9"><text:span text:style-name="MT7">Ó</text:span><text:span text:style-name="MT8"> </text:span><text:span text:style-name="MT9">Real students</text:span><text:span text:style-name="MT10">,</text:span> <text:s/><text:date style:data-style-name="N10116" text:date-value="2014-10-01T17:04:40">2014</text:date></text:p>
            </table:table-cell>
            <table:table-cell table:style-name="Table2.A1" office:value-type="string">
              <text:p text:style-name="MP10">Pàgina <text:span text:style-name="page_20_number"><text:page-number text:select-page="current">4</text:page-number></text:span><text:span text:style-name="page_20_number"> de </text:span><text:span text:style-name="page_20_number"><text:page-count>4</text:page-count></text:span></text:p>
            </table:table-cell>
          </table:table-row>
        </table:table>
        <text:p text:style-name="Footer"/>
      </style:footer>
    </style:master-page>
    <style:master-page style:name="Converted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Plan de Desarrollo de Software</dc:title>
    <dc:subject>&gt;</dc:subject>
    <meta:initial-creator>Ruth</meta:initial-creator>
    <meta:editing-cycles>4</meta:editing-cycles>
    <meta:print-date>2002-07-22T09:54:00</meta:print-date>
    <meta:creation-date>2014-02-13T14:54:00</meta:creation-date>
    <dc:date>2014-10-01T17:04:40</dc:date>
    <meta:editing-duration>PT12S</meta:editing-duration>
    <meta:generator>LibreOffice/3.6$Linux_x86 LibreOffice_project/360m1$Build-304</meta:generator>
    <meta:document-statistic meta:table-count="2" meta:image-count="0" meta:object-count="0" meta:page-count="4" meta:paragraph-count="64" meta:word-count="758" meta:character-count="4771" meta:non-whitespace-character-count="4058"/>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